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E3A94C96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536cm, 5.634cm, 13.658cm, 3.1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7cm" svg:height="21.29cm" svg:x="0.992cm" svg:y="2.292cm">
          <draw:image xlink:href="Pictures/10000000000005E8000007E0E3A94C9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6T07:35:37.715774197</dc:date>
    <meta:editing-duration>PT3M39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